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10" style:family="table-cell" style:parent-style-name="Default">
      <style:text-properties style:text-underline-style="non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ackground-color="#f6f9d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6365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Tipo de datos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figuración (filtro-kernel-convolucion)</text:p>
          </table:table-cell>
          <table:table-cell table:style-name="ce1" office:value-type="string" calcext:value-type="string">
            <text:p>Función activacion</text:p>
          </table:table-cell>
          <table:table-cell table:style-name="ce1" office:value-type="string" calcext:value-type="string">
            <text:p>Perdida</text:p>
          </table:table-cell>
          <table:table-cell table:style-name="ce1" office:value-type="string" calcext:value-type="string">
            <text:p>Precisión</text:p>
          </table:table-cell>
          <table:table-cell table:style-name="ce1" office:value-type="string" calcext:value-type="string">
            <text:p>Normalizacion entrada</text:p>
          </table:table-cell>
          <table:table-cell table:style-name="ce1" office:value-type="string" calcext:value-type="string">
            <text:p>Normalización salida</text:p>
          </table:table-cell>
          <table:table-cell/>
          <table:table-cell table:style-name="ce1" office:value-type="string" calcext:value-type="string">
            <text:p>Desv Max X</text:p>
          </table:table-cell>
          <table:table-cell table:style-name="ce1" office:value-type="string" calcext:value-type="string">
            <text:p>Desv Min X</text:p>
          </table:table-cell>
          <table:table-cell table:style-name="ce1" office:value-type="string" calcext:value-type="string">
            <text:p>Desv Avg X</text:p>
          </table:table-cell>
          <table:table-cell table:style-name="ce1" office:value-type="string" calcext:value-type="string">
            <text:p>Desv Max Y</text:p>
          </table:table-cell>
          <table:table-cell table:style-name="ce1" office:value-type="string" calcext:value-type="string">
            <text:p>Desv Min Y</text:p>
          </table:table-cell>
          <table:table-cell table:style-name="ce1" office:value-type="string" calcext:value-type="string">
            <text:p>Desv Avg Y</text:p>
          </table:table-cell>
          <table:table-cell table:style-name="ce1" office:value-type="string" calcext:value-type="string">
            <text:p>Dist. Euclidia Max</text:p>
          </table:table-cell>
          <table:table-cell table:style-name="ce1" office:value-type="string" calcext:value-type="string">
            <text:p>Dist. Euclidia Min</text:p>
          </table:table-cell>
          <table:table-cell table:style-name="ce1" office:value-type="string" calcext:value-type="string">
            <text:p>Dist. Euclidia Avg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 en entrenamiento, Reemplazo por previo/posterior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10.854119" calcext:value-type="float">
            <text:p>10,854119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032176971" calcext:value-type="float">
            <text:p>0,00321769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927049" calcext:value-type="float">
            <text:p>9,927049</text:p>
          </table:table-cell>
          <table:table-cell office:value-type="float" office:value="0.023042679" calcext:value-type="float">
            <text:p>0,023042679</text:p>
          </table:table-cell>
          <table:table-cell/>
          <table:table-cell office:value-type="float" office:value="7.6609488" calcext:value-type="float">
            <text:p>7,6609488</text:p>
          </table:table-cell>
          <table:table-cell office:value-type="float" office:value="0.03263855" calcext:value-type="float">
            <text:p>0,0326385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174471" calcext:value-type="float">
            <text:p>9,174471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29000282" calcext:value-type="float">
            <text:p>0,02900028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66562" calcext:value-type="float">
            <text:p>8,66562</text:p>
          </table:table-cell>
          <table:table-cell office:value-type="float" office:value="0.036132812" calcext:value-type="float">
            <text:p>0,036132812</text:p>
          </table:table-cell>
          <table:table-cell/>
          <table:table-cell office:value-type="float" office:value="8.000312" calcext:value-type="float">
            <text:p>8,000312</text:p>
          </table:table-cell>
          <table:table-cell office:value-type="float" office:value="0.045160294" calcext:value-type="float">
            <text:p>0,045160294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 en entrenamiento, Inputado por modelo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table:style-name="ce5" office:value-type="string" calcext:value-type="string">
            <text:p>Straight_01</text:p>
          </table:table-cell>
          <table:table-cell table:style-name="ce5" office:value-type="string" calcext:value-type="string">
            <text:p>Inputado por modelo</text:p>
          </table:table-cell>
          <table:table-cell table:style-name="ce5" office:value-type="string" calcext:value-type="string">
            <text:p>CNN</text:p>
          </table:table-cell>
          <table:table-cell table:style-name="ce7"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table:style-name="ce7" office:value-type="string" calcext:value-type="string">
            <text:p>sigmoid</text:p>
          </table:table-cell>
          <table:table-cell table:style-name="ce5" table:number-columns-repeated="2"/>
          <table:table-cell table:style-name="ce5" office:value-type="string" calcext:value-type="string">
            <text:p>StandardScaler</text:p>
          </table:table-cell>
          <table:table-cell table:style-name="ce5" office:value-type="string" calcext:value-type="string">
            <text:p>MinMaxScaler</text:p>
          </table:table-cell>
          <table:table-cell table:style-name="ce5"/>
          <table:table-cell table:style-name="ce5" office:value-type="float" office:value="8.196697" calcext:value-type="float">
            <text:p>8,196697</text:p>
          </table:table-cell>
          <table:table-cell table:style-name="ce5" office:value-type="float" office:value="0.0026435852" calcext:value-type="float">
            <text:p>0,0026435852</text:p>
          </table:table-cell>
          <table:table-cell table:style-name="ce5"/>
          <table:table-cell table:style-name="ce5" office:value-type="float" office:value="6.174879" calcext:value-type="float">
            <text:p>6,174879</text:p>
          </table:table-cell>
          <table:table-cell table:style-name="ce5" office:value-type="float" office:value="0.0005893707" calcext:value-type="float">
            <text:p>0,0005893707</text:p>
          </table:table-cell>
          <table:table-cell table:style-name="ce5"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396778" calcext:value-type="float">
            <text:p>9,396778</text:p>
          </table:table-cell>
          <table:table-cell office:value-type="float" office:value="0.042407036" calcext:value-type="float">
            <text:p>0,042407036</text:p>
          </table:table-cell>
          <table:table-cell/>
          <table:table-cell office:value-type="float" office:value="7.9185" calcext:value-type="float">
            <text:p>7,9185</text:p>
          </table:table-cell>
          <table:table-cell office:value-type="float" office:value="0.0064868927" calcext:value-type="float">
            <text:p>0,006486892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8696" calcext:value-type="float">
            <text:p>0,86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2977" calcext:value-type="float">
            <text:p>7,6292977</text:p>
          </table:table-cell>
          <table:table-cell office:value-type="float" office:value="0.03932762" calcext:value-type="float">
            <text:p>0,03932762</text:p>
          </table:table-cell>
          <table:table-cell/>
          <table:table-cell office:value-type="float" office:value="6.0255756" calcext:value-type="float">
            <text:p>6,0255756</text:p>
          </table:table-cell>
          <table:table-cell office:value-type="float" office:value="0.038372993" calcext:value-type="float">
            <text:p>0,03837299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7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9464" calcext:value-type="float">
            <text:p>0,9464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551719" calcext:value-type="float">
            <text:p>8,551719</text:p>
          </table:table-cell>
          <table:table-cell office:value-type="float" office:value="0.041095376" calcext:value-type="float">
            <text:p>0,041095376</text:p>
          </table:table-cell>
          <table:table-cell/>
          <table:table-cell office:value-type="float" office:value="7.1011066" calcext:value-type="float">
            <text:p>7,1011066</text:p>
          </table:table-cell>
          <table:table-cell office:value-type="float" office:value="0.0077466965" calcext:value-type="float">
            <text:p>0,007746696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471" calcext:value-type="float">
            <text:p>0,9471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5" office:value-type="float" office:value="8.891287" calcext:value-type="float">
            <text:p>8,891287</text:p>
          </table:table-cell>
          <table:table-cell table:style-name="ce5" office:value-type="float" office:value="0.0043487847" calcext:value-type="float">
            <text:p>0,0043487847</text:p>
          </table:table-cell>
          <table:table-cell table:style-name="ce5"/>
          <table:table-cell table:style-name="ce5" office:value-type="float" office:value="7.4092073" calcext:value-type="float">
            <text:p>7,4092073</text:p>
          </table:table-cell>
          <table:table-cell table:style-name="ce5" office:value-type="float" office:value="0.00390625" calcext:value-type="float">
            <text:p>0,003906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9436" calcext:value-type="float">
            <text:p>0,943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7.7903175" calcext:value-type="float">
            <text:p>7,7903175</text:p>
          </table:table-cell>
          <table:table-cell office:value-type="float" office:value="0.027912855" calcext:value-type="float">
            <text:p>0,027912855</text:p>
          </table:table-cell>
          <table:table-cell/>
          <table:table-cell office:value-type="float" office:value="8.092433" calcext:value-type="float">
            <text:p>8,092433</text:p>
          </table:table-cell>
          <table:table-cell office:value-type="float" office:value="0.006948471" calcext:value-type="float">
            <text:p>0,0069484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14" office:value-type="float" office:value="7.6759644" calcext:value-type="float">
            <text:p>7,6759644</text:p>
          </table:table-cell>
          <table:table-cell table:style-name="ce5" office:value-type="float" office:value="0.025506258" calcext:value-type="float">
            <text:p>0,025506258</text:p>
          </table:table-cell>
          <table:table-cell table:style-name="ce5"/>
          <table:table-cell table:style-name="ce5" office:value-type="float" office:value="7.750306" calcext:value-type="float">
            <text:p>7,750306</text:p>
          </table:table-cell>
          <table:table-cell table:style-name="ce5" office:value-type="float" office:value="0.00450325" calcext:value-type="float">
            <text:p>0,004503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437" calcext:value-type="float">
            <text:p>0,9437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0727" calcext:value-type="float">
            <text:p>8,0727</text:p>
          </table:table-cell>
          <table:table-cell office:value-type="float" office:value="0.051324844" calcext:value-type="float">
            <text:p>0,051324844</text:p>
          </table:table-cell>
          <table:table-cell/>
          <table:table-cell office:value-type="float" office:value="7.6681385" calcext:value-type="float">
            <text:p>7,6681385</text:p>
          </table:table-cell>
          <table:table-cell office:value-type="float" office:value="0.011049271" calcext:value-type="float">
            <text:p>0,0110492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9725" calcext:value-type="float">
            <text:p>0,972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735289" calcext:value-type="float">
            <text:p>9,735289</text:p>
          </table:table-cell>
          <table:table-cell office:value-type="float" office:value="0.011711121" calcext:value-type="float">
            <text:p>0,011711121</text:p>
          </table:table-cell>
          <table:table-cell/>
          <table:table-cell office:value-type="float" office:value="5.64915" calcext:value-type="float">
            <text:p>5,64915</text:p>
          </table:table-cell>
          <table:table-cell office:value-type="float" office:value="0.02535057" calcext:value-type="float">
            <text:p>0,0253505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9.336936" calcext:value-type="float">
            <text:p>9,336936</text:p>
          </table:table-cell>
          <table:table-cell office:value-type="float" office:value="0.014023066" calcext:value-type="float">
            <text:p>0,014023066</text:p>
          </table:table-cell>
          <table:table-cell office:value-type="float" office:value="2.0141628" calcext:value-type="float">
            <text:p>2,0141628</text:p>
          </table:table-cell>
          <table:table-cell office:value-type="float" office:value="7.2189074" calcext:value-type="float">
            <text:p>7,2189074</text:p>
          </table:table-cell>
          <table:table-cell office:value-type="float" office:value="0.024938583" calcext:value-type="float">
            <text:p>0,024938583</text:p>
          </table:table-cell>
          <table:table-cell office:value-type="float" office:value="1.6598095" calcext:value-type="float">
            <text:p>1,659809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a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9462" calcext:value-type="float">
            <text:p>0,9462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1752825" calcext:value-type="float">
            <text:p>8,1752825</text:p>
          </table:table-cell>
          <table:table-cell office:value-type="float" office:value="0.05534482" calcext:value-type="float">
            <text:p>0,05534482</text:p>
          </table:table-cell>
          <table:table-cell office:value-type="float" office:value="1.7945529" calcext:value-type="float">
            <text:p>1,7945529</text:p>
          </table:table-cell>
          <table:table-cell office:value-type="float" office:value="4.600724" calcext:value-type="float">
            <text:p>4,600724</text:p>
          </table:table-cell>
          <table:table-cell office:value-type="float" office:value="0.02305317" calcext:value-type="float">
            <text:p>0,02305317</text:p>
          </table:table-cell>
          <table:table-cell office:value-type="float" office:value="1.6723825" calcext:value-type="float">
            <text:p>1,672382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95 mse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6.9214773" calcext:value-type="float">
            <text:p>6,9214773</text:p>
          </table:table-cell>
          <table:table-cell office:value-type="float" office:value="0.0525617" calcext:value-type="float">
            <text:p>0,0525617</text:p>
          </table:table-cell>
          <table:table-cell office:value-type="float" office:value="1.7379898" calcext:value-type="float">
            <text:p>1,7379898</text:p>
          </table:table-cell>
          <table:table-cell office:value-type="float" office:value="3.7753792" calcext:value-type="float">
            <text:p>3,7753792</text:p>
          </table:table-cell>
          <table:table-cell office:value-type="float" office:value="0.07371044" calcext:value-type="float">
            <text:p>0,07371044</text:p>
          </table:table-cell>
          <table:table-cell office:value-type="float" office:value="1.5054889" calcext:value-type="float">
            <text:p>1,505488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81 mse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3116" calcext:value-type="float">
            <text:p>7,6293116</text:p>
          </table:table-cell>
          <table:table-cell office:value-type="float" office:value="0.004494667" calcext:value-type="float">
            <text:p>0,004494667</text:p>
          </table:table-cell>
          <table:table-cell office:value-type="float" office:value="1.6060685" calcext:value-type="float">
            <text:p>1,6060685</text:p>
          </table:table-cell>
          <table:table-cell office:value-type="float" office:value="4.6613126" calcext:value-type="float">
            <text:p>4,6613126</text:p>
          </table:table-cell>
          <table:table-cell office:value-type="float" office:value="0.1303532" calcext:value-type="float">
            <text:p>0,1303532</text:p>
          </table:table-cell>
          <table:table-cell office:value-type="float" office:value="1.7794884" calcext:value-type="float">
            <text:p>1,7794884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8mse</text:p>
          </table:table-cell>
          <table:table-cell office:value-type="float" office:value="0.9413" calcext:value-type="float">
            <text:p>0,941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3.571373" calcext:value-type="float">
            <text:p>3,571373</text:p>
          </table:table-cell>
          <table:table-cell office:value-type="float" office:value="0.33666924" calcext:value-type="float">
            <text:p>0,33666924</text:p>
          </table:table-cell>
          <table:table-cell office:value-type="float" office:value="1.9227265" calcext:value-type="float">
            <text:p>1,9227265</text:p>
          </table:table-cell>
          <table:table-cell office:value-type="float" office:value="3.187786" calcext:value-type="float">
            <text:p>3,187786</text:p>
          </table:table-cell>
          <table:table-cell office:value-type="float" office:value="0.03117752" calcext:value-type="float">
            <text:p>0,03117752</text:p>
          </table:table-cell>
          <table:table-cell office:value-type="float" office:value="1.2292669" calcext:value-type="float">
            <text:p>1,229266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71 mse</text:p>
          </table:table-cell>
          <table:table-cell office:value-type="float" office:value="0.9486" calcext:value-type="float">
            <text:p>0,948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4.0057716" calcext:value-type="float">
            <text:p>4,0057716</text:p>
          </table:table-cell>
          <table:table-cell office:value-type="float" office:value="0.0645504" calcext:value-type="float">
            <text:p>0,0645504</text:p>
          </table:table-cell>
          <table:table-cell office:value-type="float" office:value="1.2591515" calcext:value-type="float">
            <text:p>1,2591515</text:p>
          </table:table-cell>
          <table:table-cell office:value-type="float" office:value="3.238307" calcext:value-type="float">
            <text:p>3,238307</text:p>
          </table:table-cell>
          <table:table-cell office:value-type="float" office:value="0.032841682" calcext:value-type="float">
            <text:p>0,032841682</text:p>
          </table:table-cell>
          <table:table-cell office:value-type="float" office:value="1.0415846" calcext:value-type="float">
            <text:p>1,0415846</text:p>
          </table:table-cell>
          <table:table-cell table:style-name="ce15" office:value-type="float" office:value="4.007769" calcext:value-type="float">
            <text:p>4,007769</text:p>
          </table:table-cell>
          <table:table-cell table:style-name="ce15" office:value-type="float" office:value="0.35551786" calcext:value-type="float">
            <text:p>0,35551786</text:p>
          </table:table-cell>
          <table:table-cell table:style-name="ce15" office:value-type="float" office:value="1.8252364" calcext:value-type="float">
            <text:p>1,825236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s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191 mse</text:p>
          </table:table-cell>
          <table:table-cell office:value-type="float" office:value="0.885" calcext:value-type="float">
            <text:p>0,885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4.8628035" calcext:value-type="float">
            <text:p>4,8628035</text:p>
          </table:table-cell>
          <table:table-cell office:value-type="float" office:value="0.015851974" calcext:value-type="float">
            <text:p>0,015851974</text:p>
          </table:table-cell>
          <table:table-cell office:value-type="float" office:value="1.6518121" calcext:value-type="float">
            <text:p>1,6518121</text:p>
          </table:table-cell>
          <table:table-cell office:value-type="float" office:value="4.5476794" calcext:value-type="float">
            <text:p>4,5476794</text:p>
          </table:table-cell>
          <table:table-cell office:value-type="float" office:value="0.02378273" calcext:value-type="float">
            <text:p>0,02378273</text:p>
          </table:table-cell>
          <table:table-cell office:value-type="float" office:value="1.2318829" calcext:value-type="float">
            <text:p>1,2318829</text:p>
          </table:table-cell>
          <table:table-cell office:value-type="float" office:value="5.087139" calcext:value-type="float">
            <text:p>5,087139</text:p>
          </table:table-cell>
          <table:table-cell office:value-type="float" office:value="0.38582358" calcext:value-type="float">
            <text:p>0,38582358</text:p>
          </table:table-cell>
          <table:table-cell office:value-type="float" office:value="2.3968973" calcext:value-type="float">
            <text:p>2,396897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52 mae</text:p>
          </table:table-cell>
          <table:table-cell office:value-type="float" office:value="0.9169" calcext:value-type="float">
            <text:p>0,9169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1054306" calcext:value-type="float">
            <text:p>3,1054306</text:p>
          </table:table-cell>
          <table:table-cell office:value-type="float" office:value="0.1338184" calcext:value-type="float">
            <text:p>0,1338184</text:p>
          </table:table-cell>
          <table:table-cell office:value-type="float" office:value="1.1587129" calcext:value-type="float">
            <text:p>1,1587129</text:p>
          </table:table-cell>
          <table:table-cell office:value-type="float" office:value="1.9024153" calcext:value-type="float">
            <text:p>1,9024153</text:p>
          </table:table-cell>
          <table:table-cell office:value-type="float" office:value="0.01711464" calcext:value-type="float">
            <text:p>0,01711464</text:p>
          </table:table-cell>
          <table:table-cell office:value-type="float" office:value="0.9838111" calcext:value-type="float">
            <text:p>0,9838111</text:p>
          </table:table-cell>
          <table:table-cell table:style-name="ce15" office:value-type="float" office:value="3.1074402" calcext:value-type="float">
            <text:p>3,1074402</text:p>
          </table:table-cell>
          <table:table-cell table:style-name="ce15" office:value-type="float" office:value="0.5907171" calcext:value-type="float">
            <text:p>0,5907171</text:p>
          </table:table-cell>
          <table:table-cell table:style-name="ce15" office:value-type="float" office:value="1.6551918" calcext:value-type="float">
            <text:p>1,6551918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512-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20 mse</text:p>
          </table:table-cell>
          <table:table-cell office:value-type="float" office:value="0.9741" calcext:value-type="float">
            <text:p>0,9741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7023697" calcext:value-type="float">
            <text:p>3,7023697</text:p>
          </table:table-cell>
          <table:table-cell office:value-type="float" office:value="0.20631629" calcext:value-type="float">
            <text:p>0,20631629</text:p>
          </table:table-cell>
          <table:table-cell office:value-type="float" office:value="1.6057612" calcext:value-type="float">
            <text:p>1,6057612</text:p>
          </table:table-cell>
          <table:table-cell office:value-type="float" office:value="4.8889813" calcext:value-type="float">
            <text:p>4,8889813</text:p>
          </table:table-cell>
          <table:table-cell office:value-type="float" office:value="0.21780968" calcext:value-type="float">
            <text:p>0,21780968</text:p>
          </table:table-cell>
          <table:table-cell office:value-type="float" office:value="1.74787" calcext:value-type="float">
            <text:p>1,74787</text:p>
          </table:table-cell>
          <table:table-cell office:value-type="float" office:value="5.269493" calcext:value-type="float">
            <text:p>5,269493</text:p>
          </table:table-cell>
          <table:table-cell office:value-type="float" office:value="0.72214574" calcext:value-type="float">
            <text:p>0,72214574</text:p>
          </table:table-cell>
          <table:table-cell office:value-type="float" office:value="2.5624075" calcext:value-type="float">
            <text:p>2,5624075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2 mse</text:p>
          </table:table-cell>
          <table:table-cell office:value-type="float" office:value="0.9487" calcext:value-type="float">
            <text:p>0,9487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4676838" calcext:value-type="float">
            <text:p>3,4676838</text:p>
          </table:table-cell>
          <table:table-cell office:value-type="float" office:value="0.17407084" calcext:value-type="float">
            <text:p>0,17407084</text:p>
          </table:table-cell>
          <table:table-cell office:value-type="float" office:value="1.7540205" calcext:value-type="float">
            <text:p>1,7540205</text:p>
          </table:table-cell>
          <table:table-cell office:value-type="float" office:value="4.43383" calcext:value-type="float">
            <text:p>4,43383</text:p>
          </table:table-cell>
          <table:table-cell office:value-type="float" office:value="0.102293015" calcext:value-type="float">
            <text:p>0,102293015</text:p>
          </table:table-cell>
          <table:table-cell office:value-type="float" office:value="1.8292397" calcext:value-type="float">
            <text:p>1,8292397</text:p>
          </table:table-cell>
          <table:table-cell office:value-type="float" office:value="4.765832" calcext:value-type="float">
            <text:p>4,765832</text:p>
          </table:table-cell>
          <table:table-cell office:value-type="float" office:value="0.57086796" calcext:value-type="float">
            <text:p>0,57086796</text:p>
          </table:table-cell>
          <table:table-cell office:value-type="float" office:value="2.73136" calcext:value-type="float">
            <text:p>2,73136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TSS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740 mse</text:p>
          </table:table-cell>
          <table:table-cell office:value-type="float" office:value="0.9198" calcext:value-type="float">
            <text:p>0,9198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4.913" calcext:value-type="float">
            <text:p>4,913</text:p>
          </table:table-cell>
          <table:table-cell office:value-type="float" office:value="0.13395" calcext:value-type="float">
            <text:p>0,13395</text:p>
          </table:table-cell>
          <table:table-cell office:value-type="float" office:value="1.9596" calcext:value-type="float">
            <text:p>1,9596</text:p>
          </table:table-cell>
          <table:table-cell office:value-type="float" office:value="4.095" calcext:value-type="float">
            <text:p>4,095</text:p>
          </table:table-cell>
          <table:table-cell office:value-type="float" office:value="0.01319" calcext:value-type="float">
            <text:p>0,01319</text:p>
          </table:table-cell>
          <table:table-cell office:value-type="float" office:value="1.3623033" calcext:value-type="float">
            <text:p>1,3623033</text:p>
          </table:table-cell>
          <table:table-cell office:value-type="float" office:value="4.913033" calcext:value-type="float">
            <text:p>4,913033</text:p>
          </table:table-cell>
          <table:table-cell office:value-type="float" office:value="1.250433" calcext:value-type="float">
            <text:p>1,250433</text:p>
          </table:table-cell>
          <table:table-cell office:value-type="float" office:value="2.8002641" calcext:value-type="float">
            <text:p>2,8002641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76 mse</text:p>
          </table:table-cell>
          <table:table-cell office:value-type="float" office:value="0.9106" calcext:value-type="float">
            <text:p>0,9106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2.90256" calcext:value-type="float">
            <text:p>2,90256</text:p>
          </table:table-cell>
          <table:table-cell office:value-type="float" office:value="0.43909" calcext:value-type="float">
            <text:p>0,43909</text:p>
          </table:table-cell>
          <table:table-cell office:value-type="float" office:value="1.60723" calcext:value-type="float">
            <text:p>1,60723</text:p>
          </table:table-cell>
          <table:table-cell office:value-type="float" office:value="2.10175" calcext:value-type="float">
            <text:p>2,10175</text:p>
          </table:table-cell>
          <table:table-cell office:value-type="float" office:value="0.032027" calcext:value-type="float">
            <text:p>0,032027</text:p>
          </table:table-cell>
          <table:table-cell office:value-type="float" office:value="0.79216" calcext:value-type="float">
            <text:p>0,79216</text:p>
          </table:table-cell>
          <table:table-cell office:value-type="float" office:value="2.991089" calcext:value-type="float">
            <text:p>2,991089</text:p>
          </table:table-cell>
          <table:table-cell office:value-type="float" office:value="0.456782" calcext:value-type="float">
            <text:p>0,456782</text:p>
          </table:table-cell>
          <table:table-cell office:value-type="float" office:value="1.92453" calcext:value-type="float">
            <text:p>1,9245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TSS</text:span>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45 mse</text:p>
          </table:table-cell>
          <table:table-cell office:value-type="float" office:value="0.9578" calcext:value-type="float">
            <text:p>0,957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5.386252" calcext:value-type="float">
            <text:p>5,386252</text:p>
          </table:table-cell>
          <table:table-cell office:value-type="float" office:value="0.376994" calcext:value-type="float">
            <text:p>0,376994</text:p>
          </table:table-cell>
          <table:table-cell office:value-type="float" office:value="1.6731" calcext:value-type="float">
            <text:p>1,6731</text:p>
          </table:table-cell>
          <table:table-cell office:value-type="float" office:value="3.0261" calcext:value-type="float">
            <text:p>3,0261</text:p>
          </table:table-cell>
          <table:table-cell office:value-type="float" office:value="0.03806" calcext:value-type="float">
            <text:p>0,03806</text:p>
          </table:table-cell>
          <table:table-cell office:value-type="float" office:value="1.1658" calcext:value-type="float">
            <text:p>1,1658</text:p>
          </table:table-cell>
          <table:table-cell table:style-name="ce5" office:value-type="float" office:value="5.67123" calcext:value-type="float">
            <text:p>5,67123</text:p>
          </table:table-cell>
          <table:table-cell table:style-name="ce5" office:value-type="float" office:value="0.45873" calcext:value-type="float">
            <text:p>0,45873</text:p>
          </table:table-cell>
          <table:table-cell table:style-name="ce5" office:value-type="float" office:value="2.199759" calcext:value-type="float">
            <text:p>2,199759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23:59:12.1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0:13:09.381000000</meta:creation-date>
    <dc:date>2023-08-01T00:07:11.008000000</dc:date>
    <meta:editing-duration>PT16H14M19S</meta:editing-duration>
    <meta:editing-cycles>15</meta:editing-cycles>
    <meta:generator>LibreOffice/7.5.3.2$Windows_X86_64 LibreOffice_project/9f56dff12ba03b9acd7730a5a481eea045e468f3</meta:generator>
    <meta:document-statistic meta:table-count="1" meta:cell-count="420" meta:object-count="0"/>
  </office:meta>
</office:document-meta>
</file>